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ackground-color="#B7DEE8"/>
    </style:style>
    <style:style style:name="ce4" style:family="table-cell" style:parent-style-name="Default" style:data-style-name="N0">
      <style:text-properties fo:color="#FFFF00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22"/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30"/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2.88395833333333cm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3.413125cm"/>
    </style:style>
    <style:style style:name="co14" style:family="table-column">
      <style:table-column-properties fo:break-before="auto" style:column-width="3.78354166666667cm"/>
    </style:style>
    <style:style style:name="co15" style:family="table-column">
      <style:table-column-properties fo:break-before="auto" style:column-width="2.98979166666667cm"/>
    </style:style>
    <style:style style:name="co16" style:family="table-column">
      <style:table-column-properties fo:break-before="auto" style:column-width="3.96875cm" style:use-optimal-column-width="true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4.445cm"/>
    </style:style>
    <style:style style:name="co20" style:family="table-column">
      <style:table-column-properties fo:break-before="auto" style:column-width="4.47145833333333cm"/>
    </style:style>
    <style:style style:name="co21" style:family="table-column">
      <style:table-column-properties fo:break-before="auto" style:column-width="3.04270833333333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4895833333333cm"/>
    </style:style>
    <style:style style:name="co24" style:family="table-column">
      <style:table-column-properties fo:break-before="auto" style:column-width="4.76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00-lineimg2_png_log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42343203" table:style-name="ce1">
            <text:p>42343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80" table:style-name="ce1"/>
        </table:table-row>
        <table:table-row table:style-name="ro1">
          <table:table-cell office:value-type="float" office:value="666631" table:style-name="ce1">
            <text:p>66663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24324431544" table:style-name="ce1">
            <text:p>5.24324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653341555" table:style-name="ce1">
            <text:p>465334155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3354255" table:style-name="ce1">
            <text:p>335425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6.5333647555444403E+17" table:style-name="ce1">
            <text:p>6.53336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75540" table:style-name="ce1">
            <text:p>75540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2222" table:style-name="ce1">
            <text:p>3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62643" table:style-name="ce1">
            <text:p>6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522453" table:style-name="ce1">
            <text:p>325224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2541706" table:style-name="ce1">
            <text:p>3254170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3424604" table:style-name="ce1">
            <text:p>2342460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LANG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p00-lineimg3_png_log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443154" table:style-name="ce1">
            <text:p>62443154</text:p>
          </table:table-cell>
          <table:table-cell office:value-type="string" table:style-name="ce1">
            <text:p>ش</text:p>
          </table:table-cell>
          <table:table-cell table:number-columns-repeated="16382" table:style-name="ce1"/>
        </table:table-row>
        <table:table-row table:style-name="ro1">
          <table:table-cell office:value-type="float" office:value="45346713" table:style-name="ce1">
            <text:p>45346713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ط</text:p>
          </table:table-cell>
          <table:table-cell table:number-columns-repeated="2" table:style-name="ce1"/>
          <table:table-cell office:value-type="string" table:style-name="ce1">
            <text:p>huruf tho' gabung dengan tasydi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4443+03+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75746" table:style-name="ce1">
            <text:p>7574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cabangan lam<text:s/></text:p>
          </table:table-cell>
          <table:table-cell table:number-columns-repeated="16379"/>
        </table:table-row>
        <table:table-row table:style-name="ro1">
          <table:table-cell office:value-type="float" office:value="537544440" table:style-name="ce1">
            <text:p>537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+43435256400+4564+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sydid harusnya berada di atas ro'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-4-3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247566" table:style-name="ce1">
            <text:p>52475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3+42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4337272226" table:style-name="ce1">
            <text:p>4433727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255554444446" table:style-name="ce1">
            <text:p>6.25256E+1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anya percabangan dengan alif<text:s/>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53" table:style-name="ce1">
            <text:p>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25+45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anya tasydid pada huruf lam</text:p>
          </table:table-cell>
          <table:table-cell table:number-columns-repeated="16379"/>
        </table:table-row>
        <table:table-row table:style-name="ro1">
          <table:table-cell office:value-type="float" office:value="33454142162" table:style-name="ce1">
            <text:p>3345414216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527" table:style-name="ce1">
            <text:p>452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43624714" table:style-name="ce1">
            <text:p>44362471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734722624-043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ا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ل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ا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float" office:value="24653" table:style-name="ce1">
            <text:p>24653</text:p>
          </table:table-cell>
          <table:table-cell office:value-type="string" table:style-name="ce1">
            <text:p>م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254-4+4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43+</text:p>
          </table:table-cell>
          <table:table-cell office:value-type="string" table:style-name="ce1">
            <text:p>ت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45-442</text:p>
          </table:table-cell>
          <table:table-cell office:value-type="string" table:style-name="ce1">
            <text:p>ب</text:p>
          </table:table-cell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0-lineimg4_png_log" table:style-name="ta2">
        <table:table-column table:style-name="co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5444+32332134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3424540035" table:style-name="ce1">
            <text:p>234245400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1543+33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322332415" table:style-name="ce1">
            <text:p>232233241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.32535346754444E+17" table:style-name="ce1">
            <text:p>2.32535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352435" table:style-name="ce4">
            <text:p>4352435</text:p>
          </table:table-cell>
          <table:table-cell office:value-type="string" table:style-name="ce1">
            <text:p>ع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107216333355440" table:style-name="ce5">
            <text:p>3.10722E+1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ruf pegon lam tergabung dengan sho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753+43+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2436 <text:s/>5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3+2644+35+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233554444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2373754444" table:style-name="ce1">
            <text:p>423737544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371" table:style-name="ce6">
            <text:p>12371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5-4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-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36255342" table:style-name="ce1">
            <text:p>433625534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0557" table:style-name="ce1">
            <text:p>70557</text:p>
          </table:table-cell>
          <table:table-cell office:value-type="string" table:style-name="ce1">
            <text:p>tasydid</text:p>
          </table:table-cell>
          <table:table-cell table:number-columns-repeated="16382" table:style-name="ce1"/>
        </table:table-row>
        <table:table-row table:style-name="ro1">
          <table:table-cell office:value-type="float" office:value="7655145443" table:style-name="ce1">
            <text:p>7655145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65" table:style-name="ce1">
            <text:p>66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2+251544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5321353" table:style-name="ce1">
            <text:p>33532135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6" table:style-name="ro1">
          <table:table-cell table:number-columns-repeated="16384"/>
        </table:table-row>
      </table:table>
      <table:table table:name="p00-lineimg5_png_log" table:style-name="ta1">
        <table:table-column table:style-name="co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355735342" table:style-name="ce1">
            <text:p>35573534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nda plus nya dihilangkan karena percabangan tasydid harusnya berada di atas ya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56-333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office:value-type="float" office:value="272222223" table:style-name="ce1">
            <text:p>272222223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34524343 20017</text:p>
          </table:table-cell>
          <table:table-cell office:value-type="string" table:style-name="ce1">
            <text:p>ح</text:p>
          </table:table-cell>
          <table:table-cell table:number-columns-repeated="16382" table:style-name="ce1"/>
        </table:table-row>
        <table:table-row table:style-name="ro1">
          <table:table-cell office:value-type="float" office:value="424353573" table:style-name="ce1">
            <text:p>424353573</text:p>
          </table:table-cell>
          <table:table-cell office:value-type="string" table:style-name="ce1">
            <text:p>س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+5443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435243+4+53</text:p>
          </table:table-cell>
          <table:table-cell office:value-type="string" table:style-name="ce1">
            <text:p>ت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6+555454445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6243" table:style-name="ce1">
            <text:p>6243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2+22+745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float" office:value="431347575" table:style-name="ce1">
            <text:p>431347575</text:p>
          </table:table-cell>
          <table:table-cell office:value-type="string" table:style-name="ce1">
            <text:p>ه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242+421</text:p>
          </table:table-cell>
          <table:table-cell office:value-type="string" table:style-name="ce1">
            <text:p>غ</text:p>
          </table:table-cell>
          <table:table-cell table:number-columns-repeated="16382" table:style-name="ce1"/>
        </table:table-row>
        <table:table-row table:style-name="ro1">
          <table:table-cell office:value-type="float" office:value="455" table:formula="msoxl:=421+34" table:style-name="ce1">
            <text:p>455</text:p>
          </table:table-cell>
          <table:table-cell office:value-type="string" table:style-name="ce1">
            <text:p>ف</text:p>
          </table:table-cell>
          <table:table-cell table:number-columns-repeated="16382" table:style-name="ce1"/>
        </table:table-row>
        <table:table-row table:style-name="ro1">
          <table:table-cell office:value-type="float" office:value="146453555443" table:style-name="ce1">
            <text:p>1.46454E+11</text:p>
          </table:table-cell>
          <table:table-cell office:value-type="string" table:style-name="ce1">
            <text:p>و</text:p>
          </table:table-cell>
          <table:table-cell table:number-columns-repeated="16382" table:style-name="ce1"/>
        </table:table-row>
        <table:table-row table:style-name="ro1">
          <table:table-cell office:value-type="float" office:value="455555332" table:style-name="ce1">
            <text:p>455555332</text:p>
          </table:table-cell>
          <table:table-cell office:value-type="string" table:style-name="ce1">
            <text:p>ر</text:p>
          </table:table-cell>
          <table:table-cell table:number-columns-repeated="16382" table:style-name="ce1"/>
        </table:table-row>
        <table:table-row table:style-name="ro1">
          <table:table-cell office:value-type="float" office:value="5555532" table:style-name="ce1">
            <text:p>5555532</text:p>
          </table:table-cell>
          <table:table-cell office:value-type="string" table:style-name="ce1">
            <text:p>ر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3214446" table:style-name="ce1">
            <text:p>3214446</text:p>
          </table:table-cell>
          <table:table-cell office:value-type="string" table:style-name="ce1">
            <text:p>ح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-530-34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4+5-41+45</text:p>
          </table:table-cell>
          <table:table-cell office:value-type="string" table:style-name="ce1">
            <text:p>م</text:p>
          </table:table-cell>
          <table:table-cell table:number-columns-repeated="2" table:style-name="ce1"/>
          <table:table-cell office:value-type="string" table:style-name="ce1">
            <text:p>titik pada ya' bercabang dengan mim</text:p>
          </table:table-cell>
          <table:table-cell table:number-columns-repeated="16379"/>
        </table:table-row>
        <table:table-row table:style-name="ro1">
          <table:table-cell office:value-type="float" office:value="3322222" table:style-name="ce1">
            <text:p>33222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66665140" table:style-name="ce1">
            <text:p>66665140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float" office:value="2233534" table:style-name="ce1">
            <text:p>2233534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26766151424" table:style-name="ce1">
            <text:p>26766151424</text:p>
          </table:table-cell>
          <table:table-cell office:value-type="string" table:style-name="ce1">
            <text:p>ل</text:p>
          </table:table-cell>
          <table:table-cell table:number-columns-repeated="16382"/>
        </table:table-row>
        <table:table-row table:style-name="ro1">
          <table:table-cell office:value-type="float" office:value="1535311172" table:style-name="ce1">
            <text:p>1535311172</text:p>
          </table:table-cell>
          <table:table-cell office:value-type="string" table:style-name="ce1">
            <text:p>ه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p00-lineimg6_png_log" table:style-name="ta1">
        <table:table-column table:style-name="co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25365746 <text:s/>03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+0064 <text:s/>45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71131443 3222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4445" table:style-name="ce1">
            <text:p>54445</text:p>
          </table:table-cell>
          <table:table-cell office:value-type="string" table:style-name="ce1">
            <text:p>tasydid seharusnya ada di mim</text:p>
          </table:table-cell>
          <table:table-cell table:number-columns-repeated="16377"/>
        </table:table-row>
        <table:table-row table:style-name="ro1">
          <table:table-cell office:value-type="float" office:value="354543534553433" table:style-name="ce1">
            <text:p>3.54544E+1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55553223" table:style-name="ce1">
            <text:p>5555322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515154" table:style-name="ce1">
            <text:p>1515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5234535775445" table:style-name="ce1">
            <text:p>5.52345E+1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5554444433" table:style-name="ce1">
            <text:p>6.25555E+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+6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3657044" table:style-name="ce1">
            <text:p>336570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41201604" table:style-name="ce1">
            <text:p>24120160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253434305 <text:s/>010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62" table:style-name="ce1">
            <text:p>32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5635544432" table:style-name="ce1">
            <text:p>556355444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643" table:style-name="ce1">
            <text:p>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 dihilangkan karena terdapat percabangan dengan al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72+7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53566" table:style-name="ce1">
            <text:p>435356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3314" table:style-name="ce1">
            <text:p>4331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2422" table:style-name="ce1">
            <text:p>3424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8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23" table:style-name="ce1">
            <text:p>64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urufnya terputus</text:p>
          </table:table-cell>
          <table:table-cell table:number-columns-repeated="16378"/>
        </table:table-row>
        <table:table-row table:style-name="ro1">
          <table:table-cell office:value-type="float" office:value="55554" table:style-name="ce1">
            <text:p>555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+245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756" table:style-name="ce1">
            <text:p>67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55534322" table:style-name="ce1">
            <text:p>45555343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31" table:style-name="ro1">
          <table:table-cell table:number-columns-repeated="16384"/>
        </table:table-row>
      </table:table>
      <table:table table:name="p00-lineimg7_png_log" table:style-name="ta2">
        <table:table-column table:style-name="co7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764355444+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266" table:style-name="ce1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324" table:style-name="ce1">
            <text:p>632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3461444435" table:style-name="ce1">
            <text:p>534614444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223237" table:style-name="ce1">
            <text:p>3522323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7667254" table:style-name="ce1">
            <text:p>47667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424-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3146321067414" table:style-name="ce1">
            <text:p>1.43146E+1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55054" table:style-name="ce1">
            <text:p>7550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55445416" table:style-name="ce1">
            <text:p>375544541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36541243-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+65577147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42314164" table:style-name="ce1">
            <text:p>442314164</text:p>
          </table:table-cell>
          <table:table-cell office:value-type="string" table:style-name="ce1">
            <text:p>ع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54-44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5443364" table:style-name="ce1">
            <text:p>6544336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245440" table:style-name="ce1">
            <text:p>662454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2623236" table:style-name="ce1">
            <text:p>12262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34557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423" table:style-name="ce6">
            <text:p>342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54" table:style-name="ce1">
            <text:p>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+41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24+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3241435543" table:style-name="ce1">
            <text:p>3.43241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5421722" table:style-name="ce1">
            <text:p>354217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p00-lineimg8_png_log" table:style-name="ta2">
        <table:table-column table:style-name="co8" table:default-cell-style-name="ce1"/>
        <table:table-column table:style-name="co2" table:number-columns-repeated="4" table:default-cell-style-name="ce1"/>
        <table:table-column table:style-name="co9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10" table:style-name="ce9">
            <text:p>TIDAK TERBACA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float" office:value="6.4541554443514696E+18" table:style-name="ce1">
            <text:p>6.45416E+18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24545" table:style-name="ce1">
            <text:p>66245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33706" table:style-name="ce1">
            <text:p>222337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24" table:style-name="ce1">
            <text:p>64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535544444" table:style-name="ce1">
            <text:p>353554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315323+27 1431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234163274544" table:style-name="ce1">
            <text:p>4.23416E+1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5524" table:style-name="ce1">
            <text:p>6255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5266" table:style-name="ce1">
            <text:p>225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543364556403" table:style-name="ce1">
            <text:p>5.43365E+11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222224" table:style-name="ce1">
            <text:p>222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+24443+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5555534242173" table:style-name="ce1">
            <text:p>5.55553E+1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number-columns-spanned="1" table:number-rows-spanned="2" table:style-name="ce9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54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42+4443545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5345725454" table:style-name="ce1">
            <text:p>4.35346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+5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p00-lineimg9_png_log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 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3555531432" table:style-name="ce1">
            <text:p>4.53556E+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743+74031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4433524" table:style-name="ce1">
            <text:p>5443352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6624" table:style-name="ce1">
            <text:p>6266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36347244" table:style-name="ce1">
            <text:p>4363472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.22203365554544E+17" table:style-name="ce1">
            <text:p>2.22203E+17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232" table:style-name="ce1">
            <text:p>642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35223753" table:style-name="ce1">
            <text:p>34352237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63457753014" table:style-name="ce1">
            <text:p>4.36346E+1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53554421336" table:style-name="ce1">
            <text:p>3.53554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555422" table:style-name="ce1">
            <text:p>45554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02433676-40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3441414325" table:style-name="ce1">
            <text:p>4344141432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545444440420140" table:style-name="ce1">
            <text:p>4.54544E+1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ta' hilang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p00-lineimg10_png_log" table:style-name="ta1">
        <table:table-column table:style-name="co10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76366666667" table:style-name="ce1">
            <text:p>76366666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43434313+35455 <text:s/>2031335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+0544444</text:p>
          </table:table-cell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5344 <text:s/>0021313+63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54+53437 <text:s/>+553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265" table:style-name="ce1">
            <text:p>662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442" table:style-name="ce1">
            <text:p>4444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02222" table:style-name="ce1">
            <text:p>10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73662554" table:style-name="ce1">
            <text:p>73662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3372" table:style-name="ce1">
            <text:p>233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54737466701" table:style-name="ce1">
            <text:p>3.54737E+11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.3457343205555501E+17" table:style-name="ce1">
            <text:p>5.34573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11122" table:style-name="ce1">
            <text:p>111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6554432364" table:style-name="ce1">
            <text:p>6.46554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5541033" table:style-name="ce1">
            <text:p>62555410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3" table:style-name="ce9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p00-lineimg11_png_log" table:style-name="ta1">
        <table:table-column table:style-name="co11" table:default-cell-style-name="ce1"/>
        <table:table-column table:style-name="co2" table:number-columns-repeated="4" table:default-cell-style-name="ce1"/>
        <table:table-column table:style-name="co12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52344" table:style-name="ce1">
            <text:p>6523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52344" table:style-name="ce1">
            <text:p>6523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331403356744" table:style-name="ce1">
            <text:p>4.13314E+1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52332325" table:style-name="ce1">
            <text:p>43523323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61544363" table:style-name="ce1">
            <text:p>76154436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144-3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646665" table:style-name="ce1">
            <text:p>46466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523" table:style-name="ce1">
            <text:p>65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453" table:style-name="ce1">
            <text:p>64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443" table:style-name="ce1">
            <text:p>54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52+7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4+2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552416" table:style-name="ce1">
            <text:p>555241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53" table:style-name="ce1">
            <text:p>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4522623" table:style-name="ce1">
            <text:p>3445226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25320" table:style-name="ce1">
            <text:p>32532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+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 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+452+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11">
            <text:p>anotasi 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00-lineimg12_png_log" table:style-name="ta1">
        <table:table-column table:style-name="co1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4341570" table:style-name="ce1">
            <text:p>66434157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46061435472+7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645745434 <text:s/>03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342634 <text:s/>32242+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+74544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2413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744342253+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13552173" table:style-name="ce1">
            <text:p>421355217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+363+434277400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4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456056" table:style-name="ce1">
            <text:p>64560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+76513356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253645567311" table:style-name="ce1">
            <text:p>4.25365E+1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4436217" table:style-name="ce1">
            <text:p>4443621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755741434" table:style-name="ce1">
            <text:p>4755741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25143253" table:style-name="ce1">
            <text:p>42514325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27" table:style-name="ce1">
            <text:p>6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+433 <text:s/>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graph wau terputus</text:p>
          </table:table-cell>
          <table:table-cell table:number-columns-repeated="16378"/>
        </table:table-row>
        <table:table-row table:style-name="ro1">
          <table:table-cell office:value-type="float" office:value="4435245205" table:style-name="ce1">
            <text:p>443524520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13136337375 <text:s/>341434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222333-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0-lineimg15_png_log" table:style-name="ta1">
        <table:table-column table:style-name="co1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756474457013" table:style-name="ce1">
            <text:p>7.56474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46466425" table:style-name="ce1">
            <text:p>44646642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string" table:style-name="ce1">
            <text:p>tasydid</text:p>
          </table:table-cell>
          <table:table-cell table:number-columns-repeated="16377"/>
        </table:table-row>
        <table:table-row table:style-name="ro1">
          <table:table-cell office:value-type="float" office:value="2.4364570575344499E+17" table:style-name="ce1">
            <text:p>2.43646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33424643434" table:style-name="ce1">
            <text:p>3342464343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2222644" table:style-name="ce1">
            <text:p>52222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2622333204" table:style-name="ce1">
            <text:p>4.32622E+11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3+4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42544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43+1+06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notasi hilang</text:p>
          </table:table-cell>
          <table:table-cell table:number-columns-repeated="16378" table:style-name="ce1"/>
        </table:table-row>
        <table:table-row table:style-name="ro1">
          <table:table-cell office:value-type="float" office:value="64423" table:style-name="ce1">
            <text:p>6442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65342442" table:style-name="ce1">
            <text:p>6534244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pada ta' tergabung di ghai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23+7+543620+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423+461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55555443322" table:style-name="ce1">
            <text:p>4.55555E+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202222" table:style-name="ce6">
            <text:p>720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30217332" table:style-name="ce6">
            <text:p>32302173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2262635 <text:s/>2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44" table:style-name="ce1">
            <text:p>66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22451462044" table:style-name="ce1">
            <text:p>4.22451E+11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4153 2131+3227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67606" table:style-name="ce1">
            <text:p>5676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442464" table:style-name="ce1">
            <text:p>64424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44+44336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55572463146" table:style-name="ce1">
            <text:p>5.55572E+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22332440777553E+18" table:style-name="ce1">
            <text:p>2.22332E+18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5+25431213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66671" table:style-name="ce1">
            <text:p>36667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36706435" table:style-name="ce1">
            <text:p>5367064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0-lineimg16_png_log" table:style-name="ta1">
        <table:table-column table:style-name="co1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266" table:style-name="ce1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62634" table:style-name="ce1">
            <text:p>626263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22224334" table:style-name="ce1">
            <text:p>5222243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212354+725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6545-44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32553 <text:s/>203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1435265" table:style-name="ce1">
            <text:p>314352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76266" table:style-name="ce1">
            <text:p>5762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float" office:value="6553034" table:style-name="ce1">
            <text:p>65530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.1222235524447202E+21" table:style-name="ce1">
            <text:p>4.12222E+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43+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6431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42424 <text:s/>60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24 <text:s/>3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47653415220" table:style-name="ce1">
            <text:p>4.47653E+1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0-lineimg17_png_log" table:style-name="ta1">
        <table:table-column table:style-name="co1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464" table:style-name="ce1">
            <text:p>664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264 <text:s/>22234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2424 <text:s/>0217234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4-23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4633142415555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5644-332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53543654" table:style-name="ce1">
            <text:p>64535436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25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7555405" table:style-name="ce1">
            <text:p>7755540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float" office:value="62464" table:style-name="ce1">
            <text:p>624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511323" table:style-name="ce1">
            <text:p>5113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225224631552207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3544464637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float" office:value="25554543466" table:style-name="ce1">
            <text:p>2555454346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524-44337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543536" table:style-name="ce1">
            <text:p>65543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457615434424624 <text:s/>32+4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1223213065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float" office:value="33122" table:style-name="ce1">
            <text:p>331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6655" table:style-name="ce1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float" office:value="52442543" table:style-name="ce1">
            <text:p>52442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32525555442+74356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titik ta' berada diatas wa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55-25453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23+56675713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2435203454" table:style-name="ce1">
            <text:p>24352034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5344454444437321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p00-lineimg18_png_log" table:style-name="ta1">
        <table:table-column table:style-name="co17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654-47-324314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754341" table:style-name="ce1">
            <text:p>75434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52465563611172132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5543+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float" office:value="154437" table:style-name="ce1">
            <text:p>1544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764645354 <text:s/>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3+606634533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5353" table:style-name="ce1">
            <text:p>6453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434" table:style-name="ce1">
            <text:p>543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122+403+4+665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ta' berada di atas hurug gha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341334+5636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35555453" table:style-name="ce1">
            <text:p>3355554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53233311417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4356" table:style-name="ce1">
            <text:p>4435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5644" table:style-name="ce1">
            <text:p>6665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246314521740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646222205" table:style-name="ce1">
            <text:p>34646222205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1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676160" table:style-name="ce1">
            <text:p>56761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p02-lineimg0-14_png_log" table:style-name="ta2">
        <table:table-column table:style-name="co18" table:default-cell-style-name="ce1"/>
        <table:table-column table:style-name="co2" table:number-columns-repeated="4" table:default-cell-style-name="ce1"/>
        <table:table-column table:style-name="co19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+64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43+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4352542+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440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ersambung de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324521031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4554444144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4745-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4245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413105545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4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tidak sesuai dengan graph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13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43556401434 <text:s/>221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17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54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36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4241 1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54-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225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353122414 <text:s/>2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7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6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4572420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danya 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213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danya 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1022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-56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2+23+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3414422+03+7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52232211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425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3366443 <text:s/>3311111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44444+4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+543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dak ada lengkukan pada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52104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62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0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0">
            <text:p>hilang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644454444443 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4444403713207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352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35444454+444+34323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2"/>
          <table:table-cell table:number-columns-repeated="16383" table:style-name="ce1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37651335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763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-455-25354 <text:s/>54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321343342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5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-34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22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14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34144644434+326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-1011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6567 <text:s/>645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64<text:s text:c="2"/>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-36-46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352+134+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532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+454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4+2+64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454044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317-5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073+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+552+4345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4322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457-7342443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5-2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02-lineimg0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453543431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45753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534 10220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dak ada titik pada fa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65553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cabangan dengan nu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654143+4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464-40-43 <text:s/>23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265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443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313535477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rputu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5556272665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24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-3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402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5334455455741726661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136732054544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7133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5-345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471410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66306754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4246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654543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+4531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02-lineimg0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753072544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55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32467424 <text:s/>205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467426554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4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735754555 <text:s/>4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5355415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54443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6353657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134+553+304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3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44443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+5</text:p>
          </table:table-cell>
          <table:table-cell office:value-type="string" table:style-name="ce1">
            <text:p>ت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2363133+653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4534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020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254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12+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3423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-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+36+764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62226553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67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355402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43353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440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2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ka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-2102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45376664 <text:s/>+30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3754543+2210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44+44336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4431123033566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254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555241310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57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5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6647340177-4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5713215 <text:s/>+15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7354-44+7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y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47463544 <text:s/>36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+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gan de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323245217740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5440443145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14447+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6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357245311545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45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1">
            <text:p>di graphnya ta' dulu baru y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53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35554453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-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65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543133542135554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i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551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2445323111+14+5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63543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57452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-02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66665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6364343332+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+663055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tambah + karena adanya titik di f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3531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4042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-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3552431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53465 ini titik pada qo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1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putus dan 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6+443 <text:s/>5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5254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43421067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3+6775543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44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347554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331414 <text:s/>1011435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555651523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56364245666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424402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1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42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+70565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555556532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+5667404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55345332+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+54443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22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63567-5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435304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553412533531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142 +034+6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55552303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+1+713+4+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5+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54-4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4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235242+055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6534077641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262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762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443+54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65443721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32+13+43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35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51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2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564 <text:s/>1113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225063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24 <text:s/>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3570735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3+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541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44244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3+5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+44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02-lineimg0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5557666624+4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4312425 <text:s/>203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574246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45-42325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354605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3223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563505643221475 <text:s/>30234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74605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33152 <text:s/>0761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776144411327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25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531243+007444476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44+4537666643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33143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26544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27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4442+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55554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647473444 <text:s/>331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ca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14620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m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655554444040+03203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24143 <text:s/>1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444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ba'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226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32432310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1+41+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3513353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2153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67605556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54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554543635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12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445447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46376444+433+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+53754433522 <text:s/>1+5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244442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46534215444444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14<text:s/>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+52+4443371261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5551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13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572472115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14543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5415-448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644566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0015323+42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557667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53433134+6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5-33567-444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6570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5444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nun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1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73206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6355463667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2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546 <text:s/>7157711323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5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332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3553654434326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55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773165666264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5533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4-44-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7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443426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huruf atas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4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75717-04431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63543522231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m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6756533444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54421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1544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63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6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2444-43+4-3+35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614765-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22133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773761166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183" table:style-name="ro1">
          <table:table-cell table:number-columns-repeated="16384"/>
        </table:table-row>
      </table:table>
      <table:table table:name="p06-lineimg0-14_png_log" table:style-name="ta2">
        <table:table-column table:style-name="co20" table:default-cell-style-name="ce1"/>
        <table:table-column table:style-name="co2" table:number-columns-repeated="4" table:default-cell-style-name="ce1"/>
        <table:table-column table:style-name="co21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0564001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362233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60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62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67157567565450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5314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2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56756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017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6764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34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65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650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06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-57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446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55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40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540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2+007600</text:p>
          </table:table-cell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665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43557 <text:s/>54443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120+6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44754 <text:s/>10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46 <text:s/>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7607675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15-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04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2222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23-7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66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764-53406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22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575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77165076556 <text:s/>002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74 <text:s/>67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75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+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2700776065750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-101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7657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14343+577444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2623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56 <text:s/>31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666540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7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5544037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6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6056006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644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72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53+0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-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5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7576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535747075545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1162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66666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737 <text:s/>44443+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l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75 <text:s/>+2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3+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6567 <text:s/>766507-06-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26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4+5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647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+44+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10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6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44755775757430 <text:s/>0071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64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06-lineimg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677655740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746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666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64507544-45444440402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777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57755454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6144+55666702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64704 <text:s/>7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554563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6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5767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56666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+54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62655307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-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0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4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67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57-53+0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6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65576567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7567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546700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665-34 <text:s/>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70744+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174+76550</text:p>
          </table:table-cell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56765 hamzah pada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65302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43240 <text:s/>56700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56576713+100417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072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765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/ 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55536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1177757606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756475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-447740-011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354650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4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605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43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titik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405444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044-2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+576760040432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767066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waw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75413+0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karena titik di nun diatas jadi dirubah +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5563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 pada ba' tidak ada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5554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7+574066 <text:s/>5444656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 harusnya berada pada t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+5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satunya berada di atas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63+6637575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1544</text:p>
          </table:table-cell>
          <table:table-cell office:value-type="string" table:style-name="ce1">
            <text:p>ر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75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5-441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66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65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-5644+10+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57544307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077055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340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5-30-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 dan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553+4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50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4443</text:p>
          </table:table-cell>
          <table:table-cell office:value-type="string" table:style-name="ce1">
            <text:p>ر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54313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3557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01+77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51766665170</text:p>
          </table:table-cell>
          <table:table-cell office:value-type="string" table:style-name="ce1">
            <text:p>ک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35570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5+</text:p>
          </table:table-cell>
          <table:table-cell office:value-type="string" table:style-name="ce1">
            <text:p>ر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564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-5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646747616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655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76655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5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655335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26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3+664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5232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6560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7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75705540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253+4775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63375 <text:s/>567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-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al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+706555</text:p>
          </table:table-cell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-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 karena titik ya' dibaw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6 <text:s/>6601</text:p>
          </table:table-cell>
          <table:table-cell office:value-type="string" table:style-name="ce1">
            <text:p>ر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6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a' marbutho tidak sempurna karena tergabung dengan ro'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-7536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3554607176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40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253+6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+457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-541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6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551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447545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665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4+577656666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477-7540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+5574054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3+543336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65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56666655</text:p>
          </table:table-cell>
          <table:table-cell office:value-type="string" table:style-name="ce1">
            <text:p>ک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0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4-5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4352356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7760553+4266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y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40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454575544236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 dan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45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7756506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1+0+57005555+567770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65-6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pada ta' nya disesuaikan dengan grap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36477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6664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7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3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9">
            <text:p>hilang dan terputu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7107507607066554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67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-0-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5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41443+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553+0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46770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gha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02705155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5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365770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 disesuaikan dari grap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+1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47555443+0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71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1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02706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6657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45550 <text:s/>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-476440- <text:s/>11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72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6657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5544444440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517667606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43+565444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222237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67065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44+5456 <text:s/>556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63750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65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-1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3667607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56544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4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357755<text:s text:c="3"/>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6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6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-0-1035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67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5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4+577-07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3+557755</text:p>
          </table:table-cell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550353457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244755</text:p>
          </table:table-cell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55576 hamzah pada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6651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067670455155667701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1+0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56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o' nya 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7756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4+41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767176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2<text:s text:c="3"/>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ngka anotasinya ada diteng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-5-5557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-436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+5666564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4433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23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6546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t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+7 <text:s/>10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6677074 <text:s/>6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17757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157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pada nun berada di ka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-0-0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5364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56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nun tidak ada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01+767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55767657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kaf ada di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34365707 <text:s/>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1000116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01061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17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55424346664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2456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10020711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65475 <text:s/>65+5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03645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-42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60100207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+5+555566665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035-4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5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767-70574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332627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7076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643677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75531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67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2+776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07676666650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54+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44+44307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5540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kaf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6666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75+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553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-4420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+7+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03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06776616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-14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0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4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5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43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-4402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1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05+54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67066060543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7675 <text:s/>155541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60654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140" table:style-name="ro1">
          <table:table-cell table:number-columns-repeated="16384"/>
        </table:table-row>
      </table:table>
      <table:table table:name="label" table:style-name="ta3">
        <table:table-column table:style-name="co22" table:default-cell-style-name="ce14"/>
        <table:table-column table:style-name="co23" table:number-columns-repeated="6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4">
            <text:p>rasm2alph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0</text:span>-lineimg<text:span text:style-name="T2">0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223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4775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344+7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7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76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0-lineimg0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6667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61766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-lineimg0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4364142175545444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27643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3543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331546554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23553474004355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52403102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46065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754442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54+4012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76555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547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3567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33567-555443211+03+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+03+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5+7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5553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66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667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375445403457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65446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64334432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5554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34264424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143-315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4570165555217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4234+0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+40012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3+566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224+6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247755444401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55346544342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5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-3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540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0345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5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+7636554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55354440020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007171272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614454571767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453435037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1+71+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-37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-012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45477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450544-4425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547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5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245771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75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614-443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534-44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110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431+0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644433+26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-5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7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5556666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5435443454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54755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02650644435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654535434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030234+523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644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32233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143326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561564567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5615645676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254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3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46075544440" table:style-name="ce14">
            <text:p>3.46076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25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464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63654445431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735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0135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5765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65443+</text:p>
          </table:table-cell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547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44570677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36-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764440222226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14+56065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2264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23115545344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1112121151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kurangpas urutan branching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002223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424-34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44343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4232040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23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7626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252355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-30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-5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7545033567+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3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7545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5555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+6440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544140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164655444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4435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223" table:style-name="ce14">
            <text:p>4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651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514+44+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54+444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650646542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2222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6350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52466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15-35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223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-336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73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323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353241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644-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4+676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0322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3+71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-4443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233645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-4-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7-3313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75454+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4+4040+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764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22220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52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56+6453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43+4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+6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-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6436436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513353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22310+111114214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534570055414403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031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3643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-43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1434+6776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254+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5153453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13557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762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43456-3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3644+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73522765544434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+5560123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754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54154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4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-5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3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-4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74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7625553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7036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6464415+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613+6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-42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272+05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35314754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5+775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523420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41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5467776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77554444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435553547403542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6070752344444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6445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-42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2323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742420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1424+436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735545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+6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245-45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634657066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414+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764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544-2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222224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54322+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677536337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6710655555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203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3534677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642420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5-41440311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2223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11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43332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344143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3356663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54234745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1364411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40322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537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754+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033+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03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+6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-43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554767366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00017017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01772702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313465555440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113565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535313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65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+620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55454636666665" table:style-name="ce14">
            <text:p>5.55455E+1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7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34745523144404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44+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740-0703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35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35-4432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37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555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7544444420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321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+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413424105441542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421+51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3535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53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64454544431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55566533531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-4-334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0022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12434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-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356-0006555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14435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255663313+51227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35-34424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6222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-43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17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756166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2442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+1222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15532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+5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07014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66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404323542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4557662631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0+6347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4431457535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64643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05544654744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4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0555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763674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412233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55444430331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6060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5516651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03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5255+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443775443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020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54+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55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5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3577544+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3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7577554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3557054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2544373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601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0335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31133+46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47322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71660555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000014321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5747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4+7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57435535-3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354155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1707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+4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06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+13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+5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+606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4555432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0134522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414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5-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35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75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208" table:style-name="ro1">
          <table:table-cell table:number-columns-repeated="16384"/>
        </table:table-row>
      </table:table>
      <table:table table:name="lookup" table:style-name="ta3">
        <table:table-column table:style-name="co23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p08-lineimg0-14_png_log" table:style-name="ta4">
        <table:table-column table:style-name="co2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5-36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365363+566757035443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5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7534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15156775657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33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77665640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76557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6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 pada ba'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36467555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5553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171+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+765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404+44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+5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7-75-04-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6677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4-0230-6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6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0577557156640 <text:s/>7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34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 pada nun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3+54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445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66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+04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76065707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55155520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7750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64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7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7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an nun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75443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titik pada nun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1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+4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2564430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55-634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55-30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77567554440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567544-37-</text:p>
          </table:table-cell>
          <table:table-cell office:value-type="string" table:style-name="ce15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65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43546676510450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7564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6455-70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11511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756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5-13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7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644-3470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2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hamzah pada ya'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77577654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32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757641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54427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titik pada nun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1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ngka nya tergabung dengan mim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400101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756640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4+4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454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4322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 pada ya'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653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6707553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76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053670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653436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3+64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2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66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1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8-lineimg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500575067057074707575 <text:s/>70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7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4334633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4424+76557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010717560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770650640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35266 <text:s/>54427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-641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545677755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764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765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4255357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0-1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7474677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555+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percabangan denga ro'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677175776544430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010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132+727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66766505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32446 <text:s/>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65406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544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664034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37554+477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percabangan dengan dzal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5-34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643+41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04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47040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640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117-7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73745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6676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45464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765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147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pada ba' tidak ada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573570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5530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46747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3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4422764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35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5315447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436446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44503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43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544440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443414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0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63+170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8-lineimg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765640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22722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756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7706153534+547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6475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327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62210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-0017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5556666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454677544+43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6164564 <text:s/>6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27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3666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453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ya'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34576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60776644-0+30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7065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335567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64+0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654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17103+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+76676075-1 <text:s/>542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0000100010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756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553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77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77665541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755756075545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56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017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00+0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1710363456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50776657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6343+667765 <text:s/>5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-643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2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66+553062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653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554447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645 <text:s/>540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36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6656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20535750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10167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66+4400 <text:s/>0020370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75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4570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5-643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4+03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0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1+77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7-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664-14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5533+557075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6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4657443+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011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'001031+7177+675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56666663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535460757060 <text:s/>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467574054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44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-7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43+4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222260+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6-41-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436477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66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-435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7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+765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0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+765574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554+4 <text:s/>30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-65541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654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001+0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22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8-lineimg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270677160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+7705777055515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76641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0-5011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7655 <text:s/>634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66655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653567505616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75651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0707661455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5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4-4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726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251-6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76 <text:s/>6555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57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6335465707065051544534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660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65-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64660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50677560640 <text:s/>0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4354+660056770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654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7-10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5657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66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436560756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0675766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44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2354667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555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8-lineimg1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1177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0202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6655704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153+5464634555 <text:s/>717601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54+0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5364440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77665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36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353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335767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467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6-755-31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7273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54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574034</text:p>
          </table:table-cell>
          <table:table-cell office:value-type="string" table:style-name="ce1">
            <text:p>ئ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657766 hamzah pada ya'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2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43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+2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0-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555576765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-33556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 <text:s/>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000111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56353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66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6552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64 <text:s/>055067057550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3436457655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067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wu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60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434775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+5-7443071216</text:p>
          </table:table-cell>
          <table:table-cell office:value-type="string" table:style-name="ce1">
            <text:p>ئ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67665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545</text:p>
          </table:table-cell>
          <table:table-cell office:value-type="string" table:style-name="ce1">
            <text:p>ئ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65660 hamzah pada ya'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444+040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77656046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55544440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7647 <text:s/>6670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330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575524534+5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2177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067064050353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2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75+54003+0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555554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076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0567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+556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0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66554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031+4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45567654440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7674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43754571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5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3+560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ta'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665435-4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443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770750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4-0354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622266545230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gabung di lam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654+517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+6403+7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7570571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7345577 <text:s/>570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4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43557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170113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7433+34754433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72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45676064-0442175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05664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34155474+745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564734152577 <text:s/>0070705750</text:p>
            <text:p>7656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30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564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57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5647 <text:s/>57606767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656675016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8-lineimg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767650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256155554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4-3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5355775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515556666664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404+5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76336605540 7577056557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553636 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46675544-02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2017675775676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6353577050707404463760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505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555555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6666452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65-530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4354+5577555577770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65-5403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664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4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7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20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766541440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477-5673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20220-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156" table:style-name="ro1">
          <table:table-cell table:number-columns-repeated="16384"/>
        </table:table-row>
      </table:table>
      <table:database-ranges>
        <table:database-range table:target-range-address="label.A2:label.B368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</meta:initial-creator>
    <dc:creator>LENOVO</dc:creator>
    <meta:creation-date>2024-07-22T10:29:56Z</meta:creation-date>
    <dc:date>2024-09-27T09:54:43Z</dc:date>
    <meta:editing-cycles>29</meta:editing-cycles>
    <meta:editing-duration>PT126452S</meta:editing-duration>
  </office:meta>
</office:document-meta>
</file>